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45in"/>
    </style:style>
    <style:style style:name="co3" style:family="table-column">
      <style:table-column-properties fo:break-before="auto" style:column-width="1.1236in"/>
    </style:style>
    <style:style style:name="co4" style:family="table-column">
      <style:table-column-properties fo:break-before="auto" style:column-width="3.2728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2.2547in"/>
    </style:style>
    <style:style style:name="co7" style:family="table-column">
      <style:table-column-properties fo:break-before="auto" style:column-width="4.2311in"/>
    </style:style>
    <style:style style:name="co8" style:family="table-column">
      <style:table-column-properties fo:break-before="auto" style:column-width="4.1492in"/>
    </style:style>
    <style:style style:name="co9" style:family="table-column">
      <style:table-column-properties fo:break-before="auto" style:column-width="3.1626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2.8626in"/>
    </style:style>
    <style:style style:name="co12" style:family="table-column">
      <style:table-column-properties fo:break-before="auto" style:column-width="0.9217in"/>
    </style:style>
    <style:style style:name="co13" style:family="table-column">
      <style:table-column-properties fo:break-before="auto" style:column-width="2.2618in"/>
    </style:style>
    <style:style style:name="co14" style:family="table-column">
      <style:table-column-properties fo:break-before="auto" style:column-width="3.3661in"/>
    </style:style>
    <style:style style:name="co15" style:family="table-column">
      <style:table-column-properties fo:break-before="auto" style:column-width="1.2008in"/>
    </style:style>
    <style:style style:name="co16" style:family="table-column">
      <style:table-column-properties fo:break-before="auto" style:column-width="0.9429in"/>
    </style:style>
    <style:style style:name="co17" style:family="table-column">
      <style:table-column-properties fo:break-before="auto" style:column-width="2.9909in"/>
    </style:style>
    <style:style style:name="co18" style:family="table-column">
      <style:table-column-properties fo:break-before="auto" style:column-width="6.2772in"/>
    </style:style>
    <style:style style:name="co19" style:family="table-column">
      <style:table-column-properties fo:break-before="auto" style:column-width="1.6547in"/>
    </style:style>
    <style:style style:name="co20" style:family="table-column">
      <style:table-column-properties fo:break-before="auto" style:column-width="2.2398in"/>
    </style:style>
    <style:style style:name="co21" style:family="table-column">
      <style:table-column-properties fo:break-before="auto" style:column-width="1.02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20" style:family="table-cell" style:parent-style-name="Default"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36"/>
    <style:style style:name="ce22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23" style:family="table-cell" style:parent-style-name="Default" style:data-style-name="N0"/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6" style:family="table-cell" style:parent-style-name="Default" style:data-style-name="N49">
      <style:text-properties fo:font-size="12pt" style:font-size-asian="12pt" style:font-size-complex="12pt"/>
    </style:style>
    <style:style style:name="ce28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KRA donated</text:p>
          </table:table-cell>
          <table:table-cell table:style-name="ce12" office:value-type="string" calcext:value-type="string">
            <text:p>net</text:p>
          </table:table-cell>
          <table:table-cell office:value-type="string" calcext:value-type="string">
            <text:p>KRA income (included in expenses)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2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/>
          <table:table-cell table:style-name="ce12" table:formula="of:=SUM([.B2:.D2])" office:value-type="float" office:value="1783" calcext:value-type="float">
            <text:p>17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/>
          <table:table-cell table:style-name="ce12" table:formula="of:=SUM([.B3:.D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/>
          <table:table-cell table:style-name="ce12" table:formula="of:=SUM([.B4:.D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/>
          <table:table-cell table:formula="of:=SUM([.B5:.D5])" office:value-type="float" office:value="-186" calcext:value-type="float">
            <text:p>-186</text:p>
          </table:table-cell>
          <table:table-cell office:value-type="float" office:value="-500" calcext:value-type="float">
            <text:p>-500</text:p>
          </table:table-cell>
          <table:table-cell table:number-columns-repeated="101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/>
          <table:table-cell table:formula="of:=SUM([.B6:.D6])" office:value-type="float" office:value="2089" calcext:value-type="float">
            <text:p>208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/>
          <table:table-cell table:formula="of:=SUM([.B7:.D7])" office:value-type="float" office:value="279" calcext:value-type="float">
            <text:p>279</text:p>
          </table:table-cell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/>
          <table:table-cell table:formula="of:=SUM([.B8:.D8])" office:value-type="float" office:value="129" calcext:value-type="float">
            <text:p>129</text:p>
          </table:table-cell>
          <table:table-cell office:value-type="float" office:value="-100" calcext:value-type="float">
            <text:p>-100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510" calcext:value-type="float">
            <text:p>6510</text:p>
          </table:table-cell>
          <table:table-cell office:value-type="float" office:value="-4652" calcext:value-type="float">
            <text:p>-4652</text:p>
          </table:table-cell>
          <table:table-cell/>
          <table:table-cell table:formula="of:=SUM([.B9:.D9])" office:value-type="float" office:value="1858" calcext:value-type="float">
            <text:p>1858</text:p>
          </table:table-cell>
          <table:table-cell office:value-type="float" office:value="-3300" calcext:value-type="float">
            <text:p>-3300</text:p>
          </table:table-cell>
          <table:table-cell table:number-columns-repeated="101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047" calcext:value-type="float">
            <text:p>4047</text:p>
          </table:table-cell>
          <table:table-cell office:value-type="float" office:value="-485" calcext:value-type="float">
            <text:p>-485</text:p>
          </table:table-cell>
          <table:table-cell/>
          <table:table-cell table:formula="of:=SUM([.B10:.D10])" office:value-type="float" office:value="3562" calcext:value-type="float">
            <text:p>3562</text:p>
          </table:table-cell>
          <table:table-cell office:value-type="float" office:value="-600" calcext:value-type="float">
            <text:p>-600</text:p>
          </table:table-cell>
          <table:table-cell table:number-columns-repeated="1019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8120.5" calcext:value-type="float">
            <text:p>8120.5</text:p>
          </table:table-cell>
          <table:table-cell office:value-type="float" office:value="-13682" calcext:value-type="float">
            <text:p>-13682</text:p>
          </table:table-cell>
          <table:table-cell/>
          <table:table-cell table:formula="of:=SUM([.B11:.D11])" office:value-type="float" office:value="-5561.5" calcext:value-type="float">
            <text:p>-5561.5</text:p>
          </table:table-cell>
          <table:table-cell office:value-type="float" office:value="-1500" calcext:value-type="float">
            <text:p>-1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s</text:p>
          </table:table-cell>
          <table:table-cell table:number-columns-repeated="2"/>
          <table:table-cell table:formula="of:=SUM([.D2:.D11])" office:value-type="float" office:value="0" calcext:value-type="float">
            <text:p>0</text:p>
          </table:table-cell>
          <table:table-cell table:formula="of:=SUM([.E2:.E11])" office:value-type="float" office:value="1830.5" calcext:value-type="float">
            <text:p>1830.5</text:p>
          </table:table-cell>
          <table:table-cell table:formula="of:=SUM([.F2:.F11])" office:value-type="float" office:value="-6200" calcext:value-type="float">
            <text:p>-6200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expenses-2016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20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20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20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20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8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20"/>
          <table:table-cell table:number-columns-repeated="2"/>
        </table:table-row>
      </table:table>
      <table:table table:name="expenses-2018" table:style-name="ta1">
        <table:table-column table:style-name="co9" table:default-cell-style-name="Default"/>
        <table:table-column table:style-name="co1" table:default-cell-style-name="ce21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01/03/201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06/23/201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01/01/2018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02/01/2018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03/01/2018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04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05/01/2018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06/01/2018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07/01/2018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09/01/2018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10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11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01/05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04/08/201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11/21/201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01/26/2018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03/25/2018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04/28/201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05/08/201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07/29/2018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09/20/2018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09/23/2018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10/06/2018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11/02/2018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11/06/2018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11/16/20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12/06/2018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12/28/201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04/26/2018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07/16/2018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11/13/2018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22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02/20/201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04/09/2018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04/14/20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07/25/20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05/11/20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05/17/2018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06/08/201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05/12/201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07/20/2018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12/17/2018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07/19/2018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9" table:default-cell-style-name="Default"/>
        <table:table-column table:style-name="co1" table:default-cell-style-name="ce21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10/08/20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01/07/201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01/01/2019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02/01/2019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05/01/2019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06/01/2019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07/01/2019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08/01/2019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09/01/2019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12/01/2019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04/08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10/22/201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09/17/2019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08/31/2019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12/31/2019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02/26/2019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06/12/2019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06/24/20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08/28/2019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09/09/201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11/03/2018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09/03/2019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11/05/2019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12/03/2019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12/07/2019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12/04/20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12/09/201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10/11/2019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09/24/2019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3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01/04/2019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02/22/2019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0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04/12/2019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11/08/2019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10/29/201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09/02/2019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03/03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04/16/2019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06/19/20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10/15/2019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09/12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11" table:default-cell-style-name="Default"/>
        <table:table-column table:style-name="co1" table:default-cell-style-name="ce21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01/01/2020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02/01/2020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03/01/2020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05/01/2020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06/01/2020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08/01/2020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09/01/2020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10/01/2020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11/01/2020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12/01/2020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02/29/2020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03/31/2020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05/31/2020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06/30/202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07/31/2020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08/31/2020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09/30/202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10/31/2020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12/06/2020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03/23/2020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11/05/202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11/23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01/02/20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07/23/20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07/21/2020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07/17/2020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07/27/2020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08/10/202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09/25/2020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01/03/202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02/10/202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02/24/2020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10/22/2020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02/28/2020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03/29/2020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04/08/2020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01/10/202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01/09/2020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03/09/2020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07/07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01/17/2020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03/22/2020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08/20/20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09/18/2020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11/19/2020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11/04/2020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4" table:default-cell-style-name="Default"/>
        <table:table-column table:style-name="co1" table:default-cell-style-name="ce21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/>
          <table:table-cell office:value-type="string" calcext:value-type="string">
            <text:p>funding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02/24/202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06/12/2021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09/17/2021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06/23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01/06/2021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02/05/2021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03/12/2021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04/18/2021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05/26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07/28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08/24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09/20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10/14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11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12/01/202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23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02/19/2021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03/24/2021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04/08/2021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04/12/2021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05/28/2021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06/08/2021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06/09/2021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09/11/202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09/23/2021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10/02/2021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09/25/202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24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24" office:value-type="string" calcext:value-type="string">
            <text:p>2 payphone upper housing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10/15/202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10/18/20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10/24/202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10/17/2021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07/13/202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05/29/2021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09/27/2021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10/27/2021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11/04/2021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11/06/2021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11/26/2021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12/04/2021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12/29/2021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05/27/2021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09/07/2021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11/05/2021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08/30/2021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12/19/2021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4" table:default-cell-style-name="ce1"/>
        <table:table-column table:style-name="co15" table:default-cell-style-name="ce26"/>
        <table:table-column table:style-name="co16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expens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Walmart – electrical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Ebay – buttset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7" table:default-cell-style-name="Default"/>
        <table:table-column table:style-name="co1" table:default-cell-style-name="ce28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160 hours at $20/hr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3-01" calcext:value-type="date">
            <text:p>2023-03-0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4-01" calcext:value-type="date">
            <text:p>2023-04-01</text:p>
          </table:table-cell>
          <table:table-cell office:value-type="float" office:value="18.96" calcext:value-type="float">
            <text:p>1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5-01" calcext:value-type="date">
            <text:p>2023-05-01</text:p>
          </table:table-cell>
          <table:table-cell office:value-type="float" office:value="15.67" calcext:value-type="float">
            <text:p>15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6-01" calcext:value-type="date">
            <text:p>2023-06-01</text:p>
          </table:table-cell>
          <table:table-cell office:value-type="float" office:value="21.28" calcext:value-type="float">
            <text:p>21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7-01" calcext:value-type="date">
            <text:p>2023-07-01</text:p>
          </table:table-cell>
          <table:table-cell office:value-type="float" office:value="22.94" calcext:value-type="float">
            <text:p>22.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8-01" calcext:value-type="date">
            <text:p>2023-08-01</text:p>
          </table:table-cell>
          <table:table-cell office:value-type="float" office:value="16.8" calcext:value-type="float">
            <text:p>16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9-01" calcext:value-type="date">
            <text:p>2023-09-01</text:p>
          </table:table-cell>
          <table:table-cell office:value-type="float" office:value="15.57" calcext:value-type="float">
            <text:p>15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0-01" calcext:value-type="date">
            <text:p>2023-10-01</text:p>
          </table:table-cell>
          <table:table-cell office:value-type="float" office:value="17.68" calcext:value-type="float">
            <text:p>17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1-01" calcext:value-type="date">
            <text:p>2023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2-01" calcext:value-type="date">
            <text:p>2023-12-01</text:p>
          </table:table-cell>
          <table:table-cell office:value-type="float" office:value="17.25" calcext:value-type="float">
            <text:p>1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 year summary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2.07" calcext:value-type="float">
            <text:p>2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6-03" calcext:value-type="date">
            <text:p>2023-06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7-03" calcext:value-type="date">
            <text:p>2023-07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9-03" calcext:value-type="date">
            <text:p>2023-09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3-29" calcext:value-type="date">
            <text:p>2023-03-29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1-19" calcext:value-type="date">
            <text:p>2023-01-19</text:p>
          </table:table-cell>
          <table:table-cell office:value-type="float" office:value="50.1" calcext:value-type="float">
            <text:p>50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3-05" calcext:value-type="date">
            <text:p>2023-03-05</text:p>
          </table:table-cell>
          <table:table-cell office:value-type="float" office:value="50.77" calcext:value-type="float">
            <text:p>50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4-09" calcext:value-type="date">
            <text:p>2023-04-09</text:p>
          </table:table-cell>
          <table:table-cell office:value-type="float" office:value="50.43" calcext:value-type="float">
            <text:p>50.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50.03" calcext:value-type="float">
            <text:p>50.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6-12" calcext:value-type="date">
            <text:p>2023-06-12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7-11" calcext:value-type="date">
            <text:p>2023-07-11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50.56" calcext:value-type="float">
            <text:p>50.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9-22" calcext:value-type="date">
            <text:p>2023-09-22</text:p>
          </table:table-cell>
          <table:table-cell office:value-type="float" office:value="50.73" calcext:value-type="float">
            <text:p>50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1-12" calcext:value-type="date">
            <text:p>2023-11-12</text:p>
          </table:table-cell>
          <table:table-cell office:value-type="float" office:value="50.48" calcext:value-type="float">
            <text:p>50.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50.29" calcext:value-type="float">
            <text:p>50.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10-20" calcext:value-type="date">
            <text:p>2023-10-2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02-16" calcext:value-type="date">
            <text:p>2023-02-1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3-02-26" calcext:value-type="date">
            <text:p>2023-02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kVS</text:p>
          </table:table-cell>
          <table:table-cell office:value-type="date" office:date-value="2023-02-25" calcext:value-type="date">
            <text:p>2023-02-2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bile Beacon – hotspot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10:.C44])" office:value-type="float" office:value="1049.08" calcext:value-type="float">
            <text:p>1049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office:value-type="date" office:date-value="2023-03-04" calcext:value-type="date">
            <text:p>2023-03-04</text:p>
          </table:table-cell>
          <table:table-cell office:value-type="float" office:value="10.09" calcext:value-type="float">
            <text:p>10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cat6 jacks</text:p>
          </table:table-cell>
          <table:table-cell office:value-type="date" office:date-value="2023-04-06" calcext:value-type="date">
            <text:p>2023-04-06</text:p>
          </table:table-cell>
          <table:table-cell office:value-type="float" office:value="14.98" calcext:value-type="float">
            <text:p>14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yphones.com - phone boards</text:p>
          </table:table-cell>
          <table:table-cell office:value-type="date" office:date-value="2023-08-05" calcext:value-type="date">
            <text:p>2023-08-05</text:p>
          </table:table-cell>
          <table:table-cell office:value-type="float" office:value="260.55" calcext:value-type="float">
            <text:p>260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rdware – teardown installation</text:p>
          </table:table-cell>
          <table:table-cell office:value-type="date" office:date-value="2023-06-22" calcext:value-type="date">
            <text:p>2023-06-22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ay – 5 ATAs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89.95" calcext:value-type="float">
            <text:p>89.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ris Bush – 10 payphones</text:p>
          </table:table-cell>
          <table:table-cell office:value-type="date" office:date-value="2023-09-24" calcext:value-type="date">
            <text:p>2023-09-2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02-02" calcext:value-type="date">
            <text:p>2023-02-02</text:p>
          </table:table-cell>
          <table:table-cell office:value-type="float" office:value="28.87" calcext:value-type="float">
            <text:p>28.8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39.89" calcext:value-type="float">
            <text:p>39.89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47:.C55])" office:value-type="float" office:value="1481.82" calcext:value-type="float">
            <text:p>1481.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PS store – zine printing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3-04-24" calcext:value-type="date">
            <text:p>2023-04-24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zines to Sisyphu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10.05" calcext:value-type="float">
            <text:p>10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19.55" calcext:value-type="float">
            <text:p>19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8-28" calcext:value-type="date">
            <text:p>2023-08-28</text:p>
          </table:table-cell>
          <table:table-cell office:value-type="float" office:value="10.47" calcext:value-type="float">
            <text:p>10.47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58:.C64])" office:value-type="float" office:value="301.07" calcext:value-type="float">
            <text:p>301.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4-10" calcext:value-type="date">
            <text:p>2023-04-10</text:p>
          </table:table-cell>
          <table:table-cell office:value-type="float" office:value="17.1" calcext:value-type="float">
            <text:p>17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23" table:formula="of:=SUM([.C3:.C72])" office:value-type="float" office:value="6510.07" calcext:value-type="float">
            <text:p>6510.0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ine sale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-19" calcext:value-type="float">
            <text:p>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6-15" calcext:value-type="date">
            <text:p>2023-06-15</text:p>
          </table:table-cell>
          <table:table-cell office:value-type="float" office:value="-12.02" calcext:value-type="float">
            <text:p>-12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-11.7" calcext:value-type="float">
            <text:p>-11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-4000" calcext:value-type="float">
            <text:p>-40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77:.C84])" office:value-type="float" office:value="-4651.72" calcext:value-type="float">
            <text:p>-4651.7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office:value-type="string" calcext:value-type="string">
            <text:p>2023-03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Karl purchased and donated</text:p>
          </table:table-cell>
          <table:table-cell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, Jason, Elijah, Jesse</text:p>
          </table:table-cell>
          <table:table-cell/>
        </table:table-row>
        <table:table-row table:style-name="ro2">
          <table:table-cell office:value-type="string" calcext:value-type="string">
            <text:p>Site maintenance labor</text:p>
          </table:table-cell>
          <table:table-cell office:value-type="string" calcext:value-type="string">
            <text:p>2023-0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media, outreach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storag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3];[.C85])" office:value-type="float" office:value="1858.35" calcext:value-type="float">
            <text:p>1858.35</text:p>
          </table:table-cell>
          <table:table-cell table:number-columns-repeated="6"/>
        </table:table-row>
        <table:table-row table:style-name="ro2" table:number-rows-repeated="104848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4" table:style-name="ta1">
        <table:table-column table:style-name="co17" table:default-cell-style-name="Default"/>
        <table:table-column table:style-name="co1" table:default-cell-style-name="ce28"/>
        <table:table-column table:style-name="co1" table:number-columns-repeated="4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1-01" calcext:value-type="date">
            <text:p>2024-01-01</text:p>
          </table:table-cell>
          <table:table-cell office:value-type="float" office:value="13.85" calcext:value-type="float">
            <text:p>13.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14.58" calcext:value-type="float">
            <text:p>14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3-01" calcext:value-type="date">
            <text:p>2024-03-01</text:p>
          </table:table-cell>
          <table:table-cell office:value-type="float" office:value="13.47" calcext:value-type="float">
            <text:p>13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4-01" calcext:value-type="date">
            <text:p>2024-04-01</text:p>
          </table:table-cell>
          <table:table-cell office:value-type="float" office:value="20.42" calcext:value-type="float">
            <text:p>20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5-01" calcext:value-type="date">
            <text:p>2024-05-01</text:p>
          </table:table-cell>
          <table:table-cell office:value-type="float" office:value="20.42" calcext:value-type="float">
            <text:p>20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6-01" calcext:value-type="date">
            <text:p>2024-06-01</text:p>
          </table:table-cell>
          <table:table-cell office:value-type="float" office:value="21.18" calcext:value-type="float">
            <text:p>21.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7-01" calcext:value-type="date">
            <text:p>2024-07-01</text:p>
          </table:table-cell>
          <table:table-cell office:value-type="float" office:value="20.93" calcext:value-type="float">
            <text:p>20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8-01" calcext:value-type="date">
            <text:p>2024-08-01</text:p>
          </table:table-cell>
          <table:table-cell office:value-type="float" office:value="20.42" calcext:value-type="float">
            <text:p>20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20.42" calcext:value-type="float">
            <text:p>20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20.42" calcext:value-type="float">
            <text:p>20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1-01" calcext:value-type="date">
            <text:p>2024-11-01</text:p>
          </table:table-cell>
          <table:table-cell office:value-type="float" office:value="20.42" calcext:value-type="float">
            <text:p>20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2-01" calcext:value-type="date">
            <text:p>2024-12-01</text:p>
          </table:table-cell>
          <table:table-cell office:value-type="float" office:value="20.42" calcext:value-type="float">
            <text:p>20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tgpt</text:p>
          </table:table-cell>
          <table:table-cell office:value-type="date" office:date-value="2024-04-17" calcext:value-type="date">
            <text:p>2024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0-25" calcext:value-type="date">
            <text:p>2024-10-2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1-25" calcext:value-type="date">
            <text:p>2024-11-2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1-25" calcext:value-type="date">
            <text:p>2024-01-25</text:p>
          </table:table-cell>
          <table:table-cell office:value-type="float" office:value="51.79" calcext:value-type="float">
            <text:p>51.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63.36" calcext:value-type="float">
            <text:p>6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05" calcext:value-type="date">
            <text:p>2024-03-05</text:p>
          </table:table-cell>
          <table:table-cell office:value-type="float" office:value="61.54" calcext:value-type="float">
            <text:p>61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88.96" calcext:value-type="float">
            <text:p>88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4-16" calcext:value-type="date">
            <text:p>2024-04-16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15" calcext:value-type="date">
            <text:p>2024-05-15</text:p>
          </table:table-cell>
          <table:table-cell office:value-type="float" office:value="103.86" calcext:value-type="float">
            <text:p>103.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26" calcext:value-type="date">
            <text:p>2024-05-26</text:p>
          </table:table-cell>
          <table:table-cell office:value-type="float" office:value="77.25" calcext:value-type="float">
            <text:p>77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6-05" calcext:value-type="date">
            <text:p>2024-06-05</text:p>
          </table:table-cell>
          <table:table-cell office:value-type="float" office:value="54.65" calcext:value-type="float">
            <text:p>54.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03" calcext:value-type="date">
            <text:p>2024-07-03</text:p>
          </table:table-cell>
          <table:table-cell office:value-type="float" office:value="52.72" calcext:value-type="float">
            <text:p>52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30" calcext:value-type="date">
            <text:p>2024-07-30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8-21" calcext:value-type="date">
            <text:p>2024-08-21</text:p>
          </table:table-cell>
          <table:table-cell office:value-type="float" office:value="50.07" calcext:value-type="float">
            <text:p>50.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08" calcext:value-type="date">
            <text:p>2024-09-08</text:p>
          </table:table-cell>
          <table:table-cell office:value-type="float" office:value="96.25" calcext:value-type="float">
            <text:p>96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20" calcext:value-type="date">
            <text:p>2024-09-20</text:p>
          </table:table-cell>
          <table:table-cell office:value-type="float" office:value="50.15" calcext:value-type="float">
            <text:p>50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05" calcext:value-type="date">
            <text:p>2024-10-05</text:p>
          </table:table-cell>
          <table:table-cell office:value-type="float" office:value="50.63" calcext:value-type="float">
            <text:p>50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20" calcext:value-type="date">
            <text:p>2024-10-20</text:p>
          </table:table-cell>
          <table:table-cell office:value-type="float" office:value="50.14" calcext:value-type="float">
            <text:p>50.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1-10" calcext:value-type="date">
            <text:p>2024-11-10</text:p>
          </table:table-cell>
          <table:table-cell office:value-type="float" office:value="50.24" calcext:value-type="float">
            <text:p>50.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05" calcext:value-type="date">
            <text:p>2024-12-05</text:p>
          </table:table-cell>
          <table:table-cell office:value-type="float" office:value="50.5" calcext:value-type="float">
            <text:p>5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27" calcext:value-type="date">
            <text:p>2024-12-2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1-02" calcext:value-type="date">
            <text:p>2024-11-02</text:p>
          </table:table-cell>
          <table:table-cell office:value-type="float" office:value="0.15" calcext:value-type="float">
            <text:p>0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2-02" calcext:value-type="date">
            <text:p>2024-12-02</text:p>
          </table:table-cell>
          <table:table-cell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SUM([.C7:.C41])" office:value-type="float" office:value="1389.55" calcext:value-type="float">
            <text:p>1389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mazon – connectors</text:p>
          </table:table-cell>
          <table:table-cell office:value-type="date" office:date-value="2024-03-23" calcext:value-type="date">
            <text:p>2024-03-23</text:p>
          </table:table-cell>
          <table:table-cell office:value-type="float" office:value="7.88" calcext:value-type="float">
            <text:p>7.88</text:p>
          </table:table-cell>
          <table:table-cell/>
          <table:table-cell office:value-type="string" calcext:value-type="string">
            <text:p>epap</text:p>
          </table:table-cell>
          <table:table-cell/>
        </table:table-row>
        <table:table-row table:style-name="ro2">
          <table:table-cell office:value-type="string" calcext:value-type="string">
            <text:p>Urs – network hardware, raspberry pi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string" calcext:value-type="string">
            <text:p>epap 50</text:p>
          </table:table-cell>
          <table:table-cell/>
        </table:table-row>
        <table:table-row table:style-name="ro2">
          <table:table-cell office:value-type="string" calcext:value-type="string">
            <text:p>Lowes – mud pan</text:p>
          </table:table-cell>
          <table:table-cell office:value-type="date" office:date-value="2024-03-17" calcext:value-type="date">
            <text:p>2024-03-17</text:p>
          </table:table-cell>
          <table:table-cell office:value-type="float" office:value="55.49" calcext:value-type="float">
            <text:p>55.49</text:p>
          </table:table-cell>
          <table:table-cell/>
          <table:table-cell office:value-type="string" calcext:value-type="string">
            <text:p>epap</text:p>
          </table:table-cell>
          <table:table-cell/>
        </table:table-row>
        <table:table-row table:style-name="ro2">
          <table:table-cell office:value-type="string" calcext:value-type="string">
            <text:p>Lowes – fish tape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16.98" calcext:value-type="float">
            <text:p>16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es – anchors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49.98" calcext:value-type="float">
            <text:p>49.98</text:p>
          </table:table-cell>
          <table:table-cell/>
          <table:table-cell office:value-type="string" calcext:value-type="string">
            <text:p>epap 25</text:p>
          </table:table-cell>
          <table:table-cell/>
        </table:table-row>
        <table:table-row table:style-name="ro2">
          <table:table-cell office:value-type="string" calcext:value-type="string">
            <text:p>do it best – ppe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54.81" calcext:value-type="float">
            <text:p>54.81</text:p>
          </table:table-cell>
          <table:table-cell/>
          <table:table-cell office:value-type="string" calcext:value-type="string">
            <text:p>epap 25</text:p>
          </table:table-cell>
          <table:table-cell/>
        </table:table-row>
        <table:table-row table:style-name="ro2">
          <table:table-cell office:value-type="string" calcext:value-type="string">
            <text:p>Alibaba – desk phones</text:p>
          </table:table-cell>
          <table:table-cell office:value-type="date" office:date-value="2024-03-26" calcext:value-type="date">
            <text:p>2024-03-26</text:p>
          </table:table-cell>
          <table:table-cell office:value-type="float" office:value="39.65" calcext:value-type="float">
            <text:p>39.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ble for toorcamp</text:p>
          </table:table-cell>
          <table:table-cell office:value-type="date" office:date-value="2024-06-17" calcext:value-type="date">
            <text:p>2024-06-17</text:p>
          </table:table-cell>
          <table:table-cell office:value-type="float" office:value="115.1" calcext:value-type="float">
            <text:p>115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nkins – tools</text:p>
          </table:table-cell>
          <table:table-cell office:value-type="date" office:date-value="2024-05-18" calcext:value-type="date">
            <text:p>2024-05-1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epap</text:p>
          </table:table-cell>
          <table:table-cell/>
        </table:table-row>
        <table:table-row table:style-name="ro2">
          <table:table-cell office:value-type="string" calcext:value-type="string">
            <text:p>Urs – it hardwar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86.58" calcext:value-type="float">
            <text:p>86.58</text:p>
          </table:table-cell>
          <table:table-cell/>
          <table:table-cell office:value-type="string" calcext:value-type="string">
            <text:p>epap 25</text:p>
          </table:table-cell>
          <table:table-cell/>
        </table:table-row>
        <table:table-row table:style-name="ro2">
          <table:table-cell office:value-type="string" calcext:value-type="string">
            <text:p>Hankins – installation hardware</text:p>
          </table:table-cell>
          <table:table-cell office:value-type="date" office:date-value="2024-07-05" calcext:value-type="date">
            <text:p>2024-07-05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07-16" calcext:value-type="date">
            <text:p>2024-07-16</text:p>
          </table:table-cell>
          <table:table-cell office:value-type="float" office:value="56.77" calcext:value-type="float">
            <text:p>56.77</text:p>
          </table:table-cell>
          <table:table-cell/>
          <table:table-cell office:value-type="string" calcext:value-type="string">
            <text:p>epap 25</text:p>
          </table:table-cell>
          <table:table-cell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4.75" calcext:value-type="float">
            <text:p>14.75</text:p>
          </table:table-cell>
          <table:table-cell/>
          <table:table-cell office:value-type="string" calcext:value-type="string">
            <text:p>epap</text:p>
          </table:table-cell>
          <table:table-cell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6.99" calcext:value-type="float">
            <text:p>16.99</text:p>
          </table:table-cell>
          <table:table-cell/>
          <table:table-cell office:value-type="string" calcext:value-type="string">
            <text:p>epap</text:p>
          </table:table-cell>
          <table:table-cell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10-07" calcext:value-type="date">
            <text:p>2024-10-07</text:p>
          </table:table-cell>
          <table:table-cell office:value-type="float" office:value="24.9" calcext:value-type="float">
            <text:p>24.9</text:p>
          </table:table-cell>
          <table:table-cell/>
          <table:table-cell office:value-type="string" calcext:value-type="string">
            <text:p>epap</text:p>
          </table:table-cell>
          <table:table-cell/>
        </table:table-row>
        <table:table-row table:style-name="ro2">
          <table:table-cell office:value-type="string" calcext:value-type="string">
            <text:p>Amazon – tool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epap</text:p>
          </table:table-cell>
          <table:table-cell/>
        </table:table-row>
        <table:table-row table:style-name="ro2">
          <table:table-cell office:value-type="string" calcext:value-type="string">
            <text:p>Ebay – atas</text:p>
          </table:table-cell>
          <table:table-cell office:value-type="date" office:date-value="2024-10-26" calcext:value-type="date">
            <text:p>2024-10-26</text:p>
          </table:table-cell>
          <table:table-cell office:value-type="float" office:value="65.68" calcext:value-type="float">
            <text:p>65.68</text:p>
          </table:table-cell>
          <table:table-cell/>
          <table:table-cell office:value-type="string" calcext:value-type="string">
            <text:p>epap 20</text:p>
          </table:table-cell>
          <table:table-cell/>
        </table:table-row>
        <table:table-row table:style-name="ro2">
          <table:table-cell office:value-type="string" calcext:value-type="string">
            <text:p>chris bush – payphones</text:p>
          </table:table-cell>
          <table:table-cell office:value-type="date" office:date-value="2024-11-19" calcext:value-type="date">
            <text:p>2024-11-19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epap 250</text:p>
          </table:table-cell>
          <table:table-cell/>
        </table:table-row>
        <table:table-row table:style-name="ro2">
          <table:table-cell table:number-columns-repeated="3"/>
          <table:table-cell table:formula="of:=SUM([.C44:.C61])" office:value-type="float" office:value="2180.4" calcext:value-type="float">
            <text:p>2180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ps -</text:p>
          </table:table-cell>
          <table:table-cell office:value-type="date" office:date-value="2024-01-24" calcext:value-type="date">
            <text:p>2024-01-24</text:p>
          </table:table-cell>
          <table:table-cell office:value-type="float" office:value="10.4" calcext:value-type="float">
            <text:p>10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19.98" calcext:value-type="float">
            <text:p>19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uteman – printing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48.9" calcext:value-type="float">
            <text:p>48.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25" calcext:value-type="date">
            <text:p>2024-03-25</text:p>
          </table:table-cell>
          <table:table-cell office:value-type="float" office:value="46.3" calcext:value-type="float">
            <text:p>46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staple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2.18" calcext:value-type="float">
            <text:p>2.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4-11-16" calcext:value-type="date">
            <text:p>2024-11-16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SUM([.C64:.C70])" office:value-type="float" office:value="444.76" calcext:value-type="float">
            <text:p>444.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ecks</text:p>
          </table:table-cell>
          <table:table-cell office:value-type="date" office:date-value="2024-08-14" calcext:value-type="date">
            <text:p>2024-08-14</text:p>
          </table:table-cell>
          <table:table-cell office:value-type="float" office:value="17.7" calcext:value-type="float">
            <text:p>17.7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cc – professional consult</text:p>
          </table:table-cell>
          <table:table-cell office:value-type="date" office:date-value="2024-05-06" calcext:value-type="date">
            <text:p>2024-05-0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23" table:formula="of:=SUM([.C3:.C77])" office:value-type="float" office:value="4047.41" calcext:value-type="float">
            <text:p>4047.41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microcosm zines</text:p>
          </table:table-cell>
          <table:table-cell office:value-type="date" office:date-value="2024-04-30" calcext:value-type="date">
            <text:p>2024-04-30</text:p>
          </table:table-cell>
          <table:table-cell office:value-type="float" office:value="-102.72" calcext:value-type="float">
            <text:p>-102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ttles and cans host donation</text:p>
          </table:table-cell>
          <table:table-cell office:value-type="date" office:date-value="2024-05-14" calcext:value-type="date">
            <text:p>2024-05-14</text:p>
          </table:table-cell>
          <table:table-cell office:value-type="float" office:value="-365" calcext:value-type="float">
            <text:p>-3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4-09-06" calcext:value-type="date">
            <text:p>2024-09-06</text:p>
          </table:table-cell>
          <table:table-cell office:value-type="float" office:value="-17.56" calcext:value-type="float">
            <text:p>-17.56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82:.C86])" office:value-type="float" office:value="-485.28" calcext:value-type="float">
            <text:p>-485.28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 hours hired grant wri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table:style-name="Default"/>
          <table:table-cell table:number-columns-repeated="3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ite maintenance lab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edia, outreach lab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torage</text:p>
          </table:table-cell>
          <table:table-cell table:style-name="Default"/>
          <table:table-cell table:number-columns-repeated="3"/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8];[.C87])" office:value-type="float" office:value="3562.13" calcext:value-type="float">
            <text:p>3562.13</text:p>
          </table:table-cell>
          <table:table-cell table:number-columns-repeated="3"/>
        </table:table-row>
        <table:table-row table:style-name="ro2" table:number-rows-repeated="104847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expenses-2025" table:style-name="ta1">
        <table:table-column table:style-name="co18" table:default-cell-style-name="Default"/>
        <table:table-column table:style-name="co1" table:default-cell-style-name="ce28"/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racc pap amt</text:p>
          </table:table-cell>
          <table:table-cell office:value-type="string" calcext:value-type="string">
            <text:p>se uplift amt</text:p>
          </table:table-cell>
          <table:table-cell office:value-type="string" calcext:value-type="string">
            <text:p>mccc amt</text:p>
          </table:table-cell>
        </table:table-row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treet roots for old town crier</text:p>
          </table:table-cell>
          <table:table-cell table:style-name="Default" office:value-type="string" calcext:value-type="string">
            <text:p>2025-07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string" calcext:value-type="string">
            <text:p>racc pap</text:p>
          </table:table-cell>
          <table:table-cell office:value-type="string" calcext:value-type="string">
            <text:p>paid direcly from ptp to s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rl Anderson old town crier audio</text:p>
          </table:table-cell>
          <table:table-cell office:value-type="string" calcext:value-type="string">
            <text:p>2025-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acc pap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old town crier implementation</text:p>
          </table:table-cell>
          <table:table-cell table:style-name="Default" office:value-type="string" calcext:value-type="string">
            <text:p>2025-1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racc pap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old town crier admin</text:p>
          </table:table-cell>
          <table:table-cell table:style-name="Default" office:value-type="string" calcext:value-type="string">
            <text:p>2025-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acc pap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old town crier admin 2</text:p>
          </table:table-cell>
          <table:table-cell table:style-name="Default" office:value-type="string" calcext:value-type="string">
            <text:p>2025-1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pa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on holgate installation</text:p>
          </table:table-cell>
          <table:table-cell table:style-name="Default"/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/>
        </table:table-row>
        <table:table-row table:style-name="ro2">
          <table:table-cell office:value-type="string" calcext:value-type="string">
            <text:p>Jason old town crier installation</text:p>
          </table:table-cell>
          <table:table-cell table:style-name="Default"/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racc pa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sse old town crier installation</text:p>
          </table:table-cell>
          <table:table-cell table:style-name="Default"/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racc pa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1-01" calcext:value-type="date">
            <text:p>2025-01-01</text:p>
          </table:table-cell>
          <table:table-cell office:value-type="float" office:value="20.42" calcext:value-type="float">
            <text:p>20.42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2"/>
          <table:table-cell office:value-type="float" office:value="20.42" calcext:value-type="float">
            <text:p>2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2-01" calcext:value-type="date">
            <text:p>2025-02-01</text:p>
          </table:table-cell>
          <table:table-cell office:value-type="float" office:value="20.42" calcext:value-type="float">
            <text:p>20.42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2"/>
          <table:table-cell office:value-type="float" office:value="20.42" calcext:value-type="float">
            <text:p>2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2-28" calcext:value-type="date">
            <text:p>2025-02-28</text:p>
          </table:table-cell>
          <table:table-cell office:value-type="float" office:value="13.64" calcext:value-type="float">
            <text:p>13.64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2"/>
          <table:table-cell office:value-type="float" office:value="13.64" calcext:value-type="float">
            <text:p>13.64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4-01" calcext:value-type="date">
            <text:p>2025-04-01</text:p>
          </table:table-cell>
          <table:table-cell office:value-type="float" office:value="16.09" calcext:value-type="float">
            <text:p>16.09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2"/>
          <table:table-cell office:value-type="float" office:value="16.09" calcext:value-type="float">
            <text:p>16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18.39" calcext:value-type="float">
            <text:p>18.39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2"/>
          <table:table-cell office:value-type="float" office:value="18.39" calcext:value-type="float">
            <text:p>18.3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18.39" calcext:value-type="float">
            <text:p>18.39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2"/>
          <table:table-cell office:value-type="float" office:value="18.39" calcext:value-type="float">
            <text:p>18.3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11.91" calcext:value-type="float">
            <text:p>11.91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2"/>
          <table:table-cell office:value-type="float" office:value="11.91" calcext:value-type="float">
            <text:p>11.9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8-01" calcext:value-type="date">
            <text:p>2025-08-01</text:p>
          </table:table-cell>
          <table:table-cell office:value-type="float" office:value="7.39" calcext:value-type="float">
            <text:p>7.39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2"/>
          <table:table-cell office:value-type="float" office:value="7.39" calcext:value-type="float">
            <text:p>7.3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9-01" calcext:value-type="date">
            <text:p>2025-09-01</text:p>
          </table:table-cell>
          <table:table-cell office:value-type="float" office:value="7.39" calcext:value-type="float">
            <text:p>7.39</text:p>
          </table:table-cell>
          <table:table-cell/>
          <table:table-cell office:value-type="string" calcext:value-type="string">
            <text:p>racc pap</text:p>
          </table:table-cell>
          <table:table-cell/>
          <table:table-cell office:value-type="float" office:value="7.24" calcext:value-type="float">
            <text:p>7.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10-01" calcext:value-type="date">
            <text:p>2025-10-01</text:p>
          </table:table-cell>
          <table:table-cell office:value-type="float" office:value="7.24" calcext:value-type="float">
            <text:p>7.24</text:p>
          </table:table-cell>
          <table:table-cell/>
          <table:table-cell office:value-type="string" calcext:value-type="string">
            <text:p>racc pap</text:p>
          </table:table-cell>
          <table:table-cell/>
          <table:table-cell office:value-type="float" office:value="7.24" calcext:value-type="float">
            <text:p>7.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11-01" calcext:value-type="date">
            <text:p>2025-11-01</text:p>
          </table:table-cell>
          <table:table-cell office:value-type="float" office:value="7.23" calcext:value-type="float">
            <text:p>7.23</text:p>
          </table:table-cell>
          <table:table-cell/>
          <table:table-cell office:value-type="string" calcext:value-type="string">
            <text:p>racc pap</text:p>
          </table:table-cell>
          <table:table-cell/>
          <table:table-cell office:value-type="float" office:value="7.23" calcext:value-type="float">
            <text:p>7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12-01" calcext:value-type="date">
            <text:p>2025-12-01</text:p>
          </table:table-cell>
          <table:table-cell office:value-type="float" office:value="7.23" calcext:value-type="float">
            <text:p>7.23</text:p>
          </table:table-cell>
          <table:table-cell/>
          <table:table-cell office:value-type="string" calcext:value-type="string">
            <text:p>racc pap</text:p>
          </table:table-cell>
          <table:table-cell/>
          <table:table-cell office:value-type="float" office:value="7.23" calcext:value-type="float">
            <text:p>7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1-02" calcext:value-type="date">
            <text:p>2025-01-02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2"/>
          <table:table-cell office:value-type="float" office:value="0.12" calcext:value-type="float">
            <text:p>0.12</text:p>
          </table:table-cell>
          <table:table-cell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2-02" calcext:value-type="date">
            <text:p>2025-02-02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2"/>
          <table:table-cell office:value-type="float" office:value="0.13" calcext:value-type="float">
            <text:p>0.13</text:p>
          </table:table-cell>
          <table:table-cell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3-01" calcext:value-type="date">
            <text:p>2025-03-01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4-02" calcext:value-type="date">
            <text:p>2025-04-02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2"/>
          <table:table-cell office:value-type="float" office:value="0.24" calcext:value-type="float">
            <text:p>0.24</text:p>
          </table:table-cell>
          <table:table-cell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5-03" calcext:value-type="date">
            <text:p>2025-05-03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2"/>
          <table:table-cell office:value-type="float" office:value="0.18" calcext:value-type="float">
            <text:p>0.18</text:p>
          </table:table-cell>
          <table:table-cell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2"/>
          <table:table-cell office:value-type="float" office:value="0.32" calcext:value-type="float">
            <text:p>0.32</text:p>
          </table:table-cell>
          <table:table-cell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8-01" calcext:value-type="date">
            <text:p>2025-08-01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2"/>
          <table:table-cell office:value-type="float" office:value="0.36" calcext:value-type="float">
            <text:p>0.36</text:p>
          </table:table-cell>
          <table:table-cell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9-01" calcext:value-type="date">
            <text:p>2025-09-01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2"/>
          <table:table-cell office:value-type="float" office:value="0.41" calcext:value-type="float">
            <text:p>0.41</text:p>
          </table:table-cell>
          <table:table-cell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10-01" calcext:value-type="date">
            <text:p>2025-10-01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2"/>
          <table:table-cell office:value-type="float" office:value="0.81" calcext:value-type="float">
            <text:p>0.81</text:p>
          </table:table-cell>
          <table:table-cell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11-01" calcext:value-type="date">
            <text:p>2025-11-01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2"/>
          <table:table-cell office:value-type="float" office:value="0.85" calcext:value-type="float">
            <text:p>0.85</text:p>
          </table:table-cell>
          <table:table-cell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12-01" calcext:value-type="date">
            <text:p>2025-12-01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2"/>
          <table:table-cell office:value-type="float" office:value="0.84" calcext:value-type="float">
            <text:p>0.84</text:p>
          </table:table-cell>
          <table:table-cell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5-01-08" calcext:value-type="date">
            <text:p>2025-01-0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5-04-15" calcext:value-type="date">
            <text:p>2025-04-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racc pap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prc</text:p>
          </table:table-cell>
          <table:table-cell office:value-type="date" office:date-value="2025-03-31" calcext:value-type="date">
            <text:p>2025-03-3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 office:value-type="string" calcext:value-type="string">
            <text:p>openai</text:p>
          </table:table-cell>
          <table:table-cell office:value-type="date" office:date-value="2025-03-19" calcext:value-type="date">
            <text:p>2025-03-1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1-21" calcext:value-type="date">
            <text:p>2025-01-21</text:p>
          </table:table-cell>
          <table:table-cell office:value-type="float" office:value="50.53" calcext:value-type="float">
            <text:p>50.53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2"/>
          <table:table-cell office:value-type="float" office:value="50.53" calcext:value-type="float">
            <text:p>50.53</text:p>
          </table:table-cell>
          <table:table-cell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2-13" calcext:value-type="date">
            <text:p>2025-02-13</text:p>
          </table:table-cell>
          <table:table-cell office:value-type="float" office:value="51.02" calcext:value-type="float">
            <text:p>51.02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2"/>
          <table:table-cell office:value-type="float" office:value="51.02" calcext:value-type="float">
            <text:p>51.02</text:p>
          </table:table-cell>
          <table:table-cell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3-08" calcext:value-type="date">
            <text:p>2025-03-0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3-19" calcext:value-type="date">
            <text:p>2025-03-19</text:p>
          </table:table-cell>
          <table:table-cell office:value-type="float" office:value="50.04" calcext:value-type="float">
            <text:p>50.04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2"/>
          <table:table-cell office:value-type="float" office:value="50.04" calcext:value-type="float">
            <text:p>50.04</text:p>
          </table:table-cell>
          <table:table-cell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4-11" calcext:value-type="date">
            <text:p>2025-04-11</text:p>
          </table:table-cell>
          <table:table-cell office:value-type="float" office:value="50.37" calcext:value-type="float">
            <text:p>50.37</text:p>
          </table:table-cell>
          <table:table-cell/>
          <table:table-cell office:value-type="string" calcext:value-type="string">
            <text:p>racc pap</text:p>
          </table:table-cell>
          <table:table-cell/>
          <table:table-cell office:value-type="float" office:value="50.37" calcext:value-type="float">
            <text:p>5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racc pap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14" calcext:value-type="date">
            <text:p>2025-05-14</text:p>
          </table:table-cell>
          <table:table-cell office:value-type="float" office:value="50.01" calcext:value-type="float">
            <text:p>50.01</text:p>
          </table:table-cell>
          <table:table-cell/>
          <table:table-cell office:value-type="string" calcext:value-type="string">
            <text:p>mccc</text:p>
          </table:table-cell>
          <table:table-cell table:number-columns-repeated="3"/>
          <table:table-cell office:value-type="float" office:value="50.01" calcext:value-type="float">
            <text:p>50.01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23" calcext:value-type="date">
            <text:p>2025-05-2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mccc</text:p>
          </table:table-cell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twilio june</text:p>
          </table:table-cell>
          <table:table-cell office:value-type="date" office:date-value="2025-06-26" calcext:value-type="date">
            <text:p>2025-06-26</text:p>
          </table:table-cell>
          <table:table-cell office:value-type="float" office:value="151.43" calcext:value-type="float">
            <text:p>151.43</text:p>
          </table:table-cell>
          <table:table-cell/>
          <table:table-cell office:value-type="string" calcext:value-type="string">
            <text:p>racc pap</text:p>
          </table:table-cell>
          <table:table-cell/>
          <table:table-cell office:value-type="float" office:value="151.42" calcext:value-type="float">
            <text:p>151.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july</text:p>
          </table:table-cell>
          <table:table-cell office:value-type="date" office:date-value="2025-07-29" calcext:value-type="date">
            <text:p>2025-07-29</text:p>
          </table:table-cell>
          <table:table-cell office:value-type="float" office:value="150.81" calcext:value-type="float">
            <text:p>150.81</text:p>
          </table:table-cell>
          <table:table-cell/>
          <table:table-cell office:value-type="string" calcext:value-type="string">
            <text:p>mccc</text:p>
          </table:table-cell>
          <table:table-cell table:number-columns-repeated="3"/>
          <table:table-cell office:value-type="float" office:value="150.81" calcext:value-type="float">
            <text:p>150.81</text:p>
          </table:table-cell>
        </table:table-row>
        <table:table-row table:style-name="ro2">
          <table:table-cell office:value-type="string" calcext:value-type="string">
            <text:p>twilio aug</text:p>
          </table:table-cell>
          <table:table-cell office:value-type="date" office:date-value="2025-08-28" calcext:value-type="date">
            <text:p>2025-08-28</text:p>
          </table:table-cell>
          <table:table-cell office:value-type="float" office:value="200.21" calcext:value-type="float">
            <text:p>200.21</text:p>
          </table:table-cell>
          <table:table-cell/>
          <table:table-cell office:value-type="string" calcext:value-type="string">
            <text:p>racc pap</text:p>
          </table:table-cell>
          <table:table-cell/>
          <table:table-cell office:value-type="float" office:value="200.21" calcext:value-type="float">
            <text:p>200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sep</text:p>
          </table:table-cell>
          <table:table-cell office:value-type="date" office:date-value="2025-09-23" calcext:value-type="date">
            <text:p>2025-09-23</text:p>
          </table:table-cell>
          <table:table-cell office:value-type="float" office:value="201.04" calcext:value-type="float">
            <text:p>201.04</text:p>
          </table:table-cell>
          <table:table-cell/>
          <table:table-cell office:value-type="string" calcext:value-type="string">
            <text:p>racc pap</text:p>
          </table:table-cell>
          <table:table-cell/>
          <table:table-cell office:value-type="float" office:value="201.04" calcext:value-type="float">
            <text:p>201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oct</text:p>
          </table:table-cell>
          <table:table-cell office:value-type="date" office:date-value="2025-10-24" calcext:value-type="date">
            <text:p>2025-10-24</text:p>
          </table:table-cell>
          <table:table-cell office:value-type="float" office:value="200.46" calcext:value-type="float">
            <text:p>200.46</text:p>
          </table:table-cell>
          <table:table-cell/>
          <table:table-cell office:value-type="string" calcext:value-type="string">
            <text:p>racc pap</text:p>
          </table:table-cell>
          <table:table-cell/>
          <table:table-cell office:value-type="float" office:value="200.46" calcext:value-type="float">
            <text:p>200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nov</text:p>
          </table:table-cell>
          <table:table-cell office:value-type="date" office:date-value="2025-11-28" calcext:value-type="date">
            <text:p>2025-11-28</text:p>
          </table:table-cell>
          <table:table-cell office:value-type="float" office:value="200.06" calcext:value-type="float">
            <text:p>200.06</text:p>
          </table:table-cell>
          <table:table-cell/>
          <table:table-cell office:value-type="string" calcext:value-type="string">
            <text:p>mccc</text:p>
          </table:table-cell>
          <table:table-cell table:number-columns-repeated="3"/>
          <table:table-cell office:value-type="float" office:value="200.06" calcext:value-type="float">
            <text:p>200.06</text:p>
          </table:table-cell>
        </table:table-row>
        <table:table-row table:style-name="ro2">
          <table:table-cell office:value-type="string" calcext:value-type="string">
            <text:p>twilo dec</text:p>
          </table:table-cell>
          <table:table-cell office:value-type="date" office:date-value="2025-12-31" calcext:value-type="date">
            <text:p>2025-12-31</text:p>
          </table:table-cell>
          <table:table-cell office:value-type="float" office:value="150.91" calcext:value-type="float">
            <text:p>150.91</text:p>
          </table:table-cell>
          <table:table-cell/>
          <table:table-cell office:value-type="string" calcext:value-type="string">
            <text:p>mccc</text:p>
          </table:table-cell>
          <table:table-cell table:number-columns-repeated="3"/>
          <table:table-cell office:value-type="float" office:value="150.91" calcext:value-type="float">
            <text:p>150.91</text:p>
          </table:table-cell>
        </table:table-row>
        <table:table-row table:style-name="ro2">
          <table:table-cell office:value-type="string" calcext:value-type="string">
            <text:p>google cloud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1.27" calcext:value-type="float">
            <text:p>1.27</text:p>
          </table:table-cell>
          <table:table-cell/>
          <table:table-cell office:value-type="string" calcext:value-type="string">
            <text:p>racc pap</text:p>
          </table:table-cell>
          <table:table-cell/>
          <table:table-cell office:value-type="float" office:value="1.27" calcext:value-type="float">
            <text:p>1.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ogle cloud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racc pap</text:p>
          </table:table-cell>
          <table:table-cell/>
          <table:table-cell office:value-type="float" office:value="0.93" calcext:value-type="float">
            <text:p>0.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ogle cloud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16.19" calcext:value-type="float">
            <text:p>16.19</text:p>
          </table:table-cell>
          <table:table-cell/>
          <table:table-cell office:value-type="string" calcext:value-type="string">
            <text:p>racc pap</text:p>
          </table:table-cell>
          <table:table-cell/>
          <table:table-cell office:value-type="float" office:value="16.19" calcext:value-type="float">
            <text:p>16.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5-07-26" calcext:value-type="date">
            <text:p>2025-07-2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acc pap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15:.C61])" office:value-type="float" office:value="2030.72" calcext:value-type="float">
            <text:p>2030.7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fasteners</text:p>
          </table:table-cell>
          <table:table-cell office:value-type="date" office:date-value="2025-01-05" calcext:value-type="date">
            <text:p>2025-01-05</text:p>
          </table:table-cell>
          <table:table-cell office:value-type="float" office:value="29.99" calcext:value-type="float">
            <text:p>29.99</text:p>
          </table:table-cell>
          <table:table-cell/>
          <table:table-cell office:value-type="string" calcext:value-type="string">
            <text:p>mccc</text:p>
          </table:table-cell>
          <table:table-cell table:number-columns-repeated="3"/>
          <table:table-cell office:value-type="float" office:value="29.99" calcext:value-type="float">
            <text:p>29.99</text:p>
          </table:table-cell>
        </table:table-row>
        <table:table-row table:style-name="ro2">
          <table:table-cell office:value-type="string" calcext:value-type="string">
            <text:p>printing supplies</text:p>
          </table:table-cell>
          <table:table-cell office:value-type="date" office:date-value="2025-01-25" calcext:value-type="date">
            <text:p>2025-01-25</text:p>
          </table:table-cell>
          <table:table-cell office:value-type="float" office:value="41.89" calcext:value-type="float">
            <text:p>41.89</text:p>
          </table:table-cell>
          <table:table-cell/>
          <table:table-cell office:value-type="string" calcext:value-type="string">
            <text:p>mccc</text:p>
          </table:table-cell>
          <table:table-cell table:number-columns-repeated="3"/>
          <table:table-cell office:value-type="float" office:value="41.89" calcext:value-type="float">
            <text:p>41.89</text:p>
          </table:table-cell>
        </table:table-row>
        <table:table-row table:style-name="ro2">
          <table:table-cell office:value-type="string" calcext:value-type="string">
            <text:p>spraypaint</text:p>
          </table:table-cell>
          <table:table-cell office:value-type="date" office:date-value="2025-04-16" calcext:value-type="date">
            <text:p>2025-04-16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racc pap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4-25" calcext:value-type="date">
            <text:p>2025-04-25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string" calcext:value-type="string">
            <text:p>racc pap</text:p>
          </table:table-cell>
          <table:table-cell/>
          <table:table-cell office:value-type="float" office:value="99.97" calcext:value-type="float">
            <text:p>99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51.95" calcext:value-type="float">
            <text:p>51.95</text:p>
          </table:table-cell>
          <table:table-cell/>
          <table:table-cell office:value-type="string" calcext:value-type="string">
            <text:p>racc pap</text:p>
          </table:table-cell>
          <table:table-cell/>
          <table:table-cell office:value-type="float" office:value="51.95" calcext:value-type="float">
            <text:p>51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4-28" calcext:value-type="date">
            <text:p>2025-04-28</text:p>
          </table:table-cell>
          <table:table-cell office:value-type="float" office:value="19.94" calcext:value-type="float">
            <text:p>19.94</text:p>
          </table:table-cell>
          <table:table-cell/>
          <table:table-cell office:value-type="string" calcext:value-type="string">
            <text:p>racc pap</text:p>
          </table:table-cell>
          <table:table-cell/>
          <table:table-cell office:value-type="float" office:value="19.94" calcext:value-type="float">
            <text:p>19.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5-02" calcext:value-type="date">
            <text:p>2025-05-0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acc pap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tallation hardware – concrete</text:p>
          </table:table-cell>
          <table:table-cell office:value-type="date" office:date-value="2025-05-17" calcext:value-type="date">
            <text:p>2025-05-17</text:p>
          </table:table-cell>
          <table:table-cell office:value-type="float" office:value="41.94" calcext:value-type="float">
            <text:p>41.94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2"/>
          <table:table-cell office:value-type="float" office:value="41.94" calcext:value-type="float">
            <text:p>41.94</text:p>
          </table:table-cell>
          <table:table-cell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string" calcext:value-type="string">
            <text:p>racc pap</text:p>
          </table:table-cell>
          <table:table-cell/>
          <table:table-cell office:value-type="float" office:value="55.5" calcext:value-type="float">
            <text:p>55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103.23" calcext:value-type="float">
            <text:p>103.23</text:p>
          </table:table-cell>
          <table:table-cell/>
          <table:table-cell office:value-type="string" calcext:value-type="string">
            <text:p>racc pap</text:p>
          </table:table-cell>
          <table:table-cell/>
          <table:table-cell office:value-type="float" office:value="103.23" calcext:value-type="float">
            <text:p>103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179.97" calcext:value-type="float">
            <text:p>179.97</text:p>
          </table:table-cell>
          <table:table-cell/>
          <table:table-cell office:value-type="string" calcext:value-type="string">
            <text:p>racc pap</text:p>
          </table:table-cell>
          <table:table-cell/>
          <table:table-cell office:value-type="float" office:value="179.97" calcext:value-type="float">
            <text:p>179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tel – handsets</text:p>
          </table:table-cell>
          <table:table-cell office:value-type="date" office:date-value="2025-05-22" calcext:value-type="date">
            <text:p>2025-05-22</text:p>
          </table:table-cell>
          <table:table-cell office:value-type="float" office:value="336.11" calcext:value-type="float">
            <text:p>336.11</text:p>
          </table:table-cell>
          <table:table-cell/>
          <table:table-cell office:value-type="string" calcext:value-type="string">
            <text:p>racc pap</text:p>
          </table:table-cell>
          <table:table-cell/>
          <table:table-cell office:value-type="float" office:value="336.11" calcext:value-type="float">
            <text:p>336.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</text:p>
          </table:table-cell>
          <table:table-cell office:value-type="date" office:date-value="2025-05-21" calcext:value-type="date">
            <text:p>2025-05-21</text:p>
          </table:table-cell>
          <table:table-cell office:value-type="float" office:value="29.29" calcext:value-type="float">
            <text:p>29.29</text:p>
          </table:table-cell>
          <table:table-cell/>
          <table:table-cell office:value-type="string" calcext:value-type="string">
            <text:p>racc pap</text:p>
          </table:table-cell>
          <table:table-cell/>
          <table:table-cell office:value-type="float" office:value="29.29" calcext:value-type="float">
            <text:p>29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ndstream ht801s</text:p>
          </table:table-cell>
          <table:table-cell office:value-type="date" office:date-value="2025-05-13" calcext:value-type="date">
            <text:p>2025-05-13</text:p>
          </table:table-cell>
          <table:table-cell office:value-type="float" office:value="322.5" calcext:value-type="float">
            <text:p>322.5</text:p>
          </table:table-cell>
          <table:table-cell/>
          <table:table-cell office:value-type="string" calcext:value-type="string">
            <text:p>racc pap</text:p>
          </table:table-cell>
          <table:table-cell/>
          <table:table-cell office:value-type="float" office:value="322.5" calcext:value-type="float">
            <text:p>32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ndstream ht802s</text:p>
          </table:table-cell>
          <table:table-cell office:value-type="date" office:date-value="2025-05-13" calcext:value-type="date">
            <text:p>2025-05-13</text:p>
          </table:table-cell>
          <table:table-cell office:value-type="float" office:value="83.9" calcext:value-type="float">
            <text:p>83.9</text:p>
          </table:table-cell>
          <table:table-cell/>
          <table:table-cell office:value-type="string" calcext:value-type="string">
            <text:p>mccc</text:p>
          </table:table-cell>
          <table:table-cell table:number-columns-repeated="3"/>
          <table:table-cell office:value-type="float" office:value="83.9" calcext:value-type="float">
            <text:p>83.9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6-10" calcext:value-type="date">
            <text:p>2025-06-10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2"/>
          <table:table-cell office:value-type="float" office:value="45.6" calcext:value-type="float">
            <text:p>45.6</text:p>
          </table:table-cell>
          <table:table-cell/>
        </table:table-row>
        <table:table-row table:style-name="ro2">
          <table:table-cell office:value-type="string" calcext:value-type="string">
            <text:p>ebay grandstream ht801s</text:p>
          </table:table-cell>
          <table:table-cell office:value-type="date" office:date-value="2025-06-29" calcext:value-type="date">
            <text:p>2025-06-29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mccc</text:p>
          </table:table-cell>
          <table:table-cell table:number-columns-repeated="3"/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09-19" calcext:value-type="date">
            <text:p>2025-09-19</text:p>
          </table:table-cell>
          <table:table-cell office:value-type="float" office:value="11.09" calcext:value-type="float">
            <text:p>11.09</text:p>
          </table:table-cell>
          <table:table-cell/>
          <table:table-cell office:value-type="string" calcext:value-type="string">
            <text:p>racc pap</text:p>
          </table:table-cell>
          <table:table-cell/>
          <table:table-cell office:value-type="float" office:value="11.09" calcext:value-type="float">
            <text:p>11.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09-19" calcext:value-type="date">
            <text:p>2025-09-19</text:p>
          </table:table-cell>
          <table:table-cell office:value-type="float" office:value="9.95" calcext:value-type="float">
            <text:p>9.95</text:p>
          </table:table-cell>
          <table:table-cell/>
          <table:table-cell office:value-type="string" calcext:value-type="string">
            <text:p>racc pap</text:p>
          </table:table-cell>
          <table:table-cell/>
          <table:table-cell office:value-type="float" office:value="9.95" calcext:value-type="float">
            <text:p>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12-30" calcext:value-type="date">
            <text:p>2025-12-30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2"/>
          <table:table-cell office:value-type="float" office:value="16.52" calcext:value-type="float">
            <text:p>16.52</text:p>
          </table:table-cell>
          <table:table-cell/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12-30" calcext:value-type="date">
            <text:p>2025-12-30</text:p>
          </table:table-cell>
          <table:table-cell office:value-type="float" office:value="19.32" calcext:value-type="float">
            <text:p>19.32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2"/>
          <table:table-cell office:value-type="float" office:value="19.32" calcext:value-type="float">
            <text:p>19.32</text:p>
          </table:table-cell>
          <table:table-cell/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12-30" calcext:value-type="date">
            <text:p>2025-12-30</text:p>
          </table:table-cell>
          <table:table-cell office:value-type="float" office:value="14.25" calcext:value-type="float">
            <text:p>14.25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2"/>
          <table:table-cell office:value-type="float" office:value="14.25" calcext:value-type="float">
            <text:p>14.25</text:p>
          </table:table-cell>
          <table:table-cell/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12-30" calcext:value-type="date">
            <text:p>2025-12-30</text:p>
          </table:table-cell>
          <table:table-cell office:value-type="float" office:value="29.25" calcext:value-type="float">
            <text:p>29.25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2"/>
          <table:table-cell office:value-type="float" office:value="29.25" calcext:value-type="float">
            <text:p>29.25</text:p>
          </table:table-cell>
          <table:table-cell/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12-30" calcext:value-type="date">
            <text:p>2025-12-30</text:p>
          </table:table-cell>
          <table:table-cell office:value-type="float" office:value="96.92" calcext:value-type="float">
            <text:p>96.92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2"/>
          <table:table-cell office:value-type="float" office:value="96.92" calcext:value-type="float">
            <text:p>96.92</text:p>
          </table:table-cell>
          <table:table-cell/>
        </table:table-row>
        <table:table-row table:style-name="ro2">
          <table:table-cell/>
          <table:table-cell table:style-name="Default"/>
          <table:table-cell/>
          <table:table-cell table:formula="of:=SUM([.C64:.C87])" office:value-type="float" office:value="1931.58" calcext:value-type="float">
            <text:p>1931.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patreon income charge</text:p>
          </table:table-cell>
          <table:table-cell office:value-type="date" office:date-value="2025-01-09" calcext:value-type="date">
            <text:p>2025-01-09</text:p>
          </table:table-cell>
          <table:table-cell office:value-type="float" office:value="139.85" calcext:value-type="float">
            <text:p>139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cc pap income charge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racc pa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pap income charge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85.25" calcext:value-type="float">
            <text:p>85.25</text:p>
          </table:table-cell>
          <table:table-cell/>
          <table:table-cell office:value-type="string" calcext:value-type="string">
            <text:p>epa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grant income charge</text:p>
          </table:table-cell>
          <table:table-cell office:value-type="date" office:date-value="2025-05-07" calcext:value-type="date">
            <text:p>2025-05-07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ccc income charge</text:p>
          </table:table-cell>
          <table:table-cell table:style-name="Default" office:value-type="string" calcext:value-type="string">
            <text:p>2025-0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mccc</text:p>
          </table:table-cell>
          <table:table-cell table:number-columns-repeated="3"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se uplift 2025 income charge</text:p>
          </table:table-cell>
          <table:table-cell office:value-type="date" office:date-value="2025-04-24" calcext:value-type="date">
            <text:p>2025-04-24</text:p>
          </table:table-cell>
          <table:table-cell office:value-type="float" office:value="72.7" calcext:value-type="float">
            <text:p>72.7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2"/>
          <table:table-cell office:value-type="float" office:value="72.7" calcext:value-type="float">
            <text:p>72.7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outreach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usps shipping to detroit</text:p>
          </table:table-cell>
          <table:table-cell office:value-type="date" office:date-value="2025-04-20" calcext:value-type="date">
            <text:p>2025-04-20</text:p>
          </table:table-cell>
          <table:table-cell office:value-type="float" office:value="10.65" calcext:value-type="float">
            <text:p>10.65</text:p>
          </table:table-cell>
          <table:table-cell/>
          <table:table-cell office:value-type="string" calcext:value-type="string">
            <text:p>mccc</text:p>
          </table:table-cell>
          <table:table-cell table:number-columns-repeated="3"/>
          <table:table-cell office:value-type="float" office:value="10.65" calcext:value-type="float">
            <text:p>10.65</text:p>
          </table:table-cell>
        </table:table-row>
        <table:table-row table:style-name="ro2">
          <table:table-cell office:value-type="string" calcext:value-type="string">
            <text:p>usps zine shipping</text:p>
          </table:table-cell>
          <table:table-cell office:value-type="date" office:date-value="2025-07-07" calcext:value-type="date">
            <text:p>2025-07-07</text:p>
          </table:table-cell>
          <table:table-cell office:value-type="float" office:value="88.5" calcext:value-type="float">
            <text:p>88.5</text:p>
          </table:table-cell>
          <table:table-cell/>
          <table:table-cell office:value-type="string" calcext:value-type="string">
            <text:p>mccc</text:p>
          </table:table-cell>
          <table:table-cell table:number-columns-repeated="3"/>
          <table:table-cell office:value-type="float" office:value="88.5" calcext:value-type="float">
            <text:p>88.5</text:p>
          </table:table-cell>
        </table:table-row>
        <table:table-row table:style-name="ro2">
          <table:table-cell office:value-type="string" calcext:value-type="string">
            <text:p>minuteman press</text:p>
          </table:table-cell>
          <table:table-cell office:value-type="date" office:date-value="2025-06-04" calcext:value-type="date">
            <text:p>2025-06-04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/>
        </table:table-row>
        <table:table-row table:style-name="ro2">
          <table:table-cell office:value-type="string" calcext:value-type="string">
            <text:p>usps po box</text:p>
          </table:table-cell>
          <table:table-cell office:value-type="date" office:date-value="2025-11-15" calcext:value-type="date">
            <text:p>2025-11-1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othe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gas</text:p>
          </table:table-cell>
          <table:table-cell table:style-name="Default"/>
          <table:table-cell office:value-type="float" office:value="195.25" calcext:value-type="float">
            <text:p>195.25</text:p>
          </table:table-cell>
          <table:table-cell/>
          <table:table-cell office:value-type="string" calcext:value-type="string">
            <text:p>mccc</text:p>
          </table:table-cell>
          <table:table-cell table:number-columns-repeated="3"/>
          <table:table-cell office:value-type="float" office:value="195.25" calcext:value-type="float">
            <text:p>195.25</text:p>
          </table:table-cell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104])" office:value-type="float" office:value="8120.5" calcext:value-type="float">
            <text:p>8120.5</text:p>
          </table:table-cell>
          <table:table-cell table:number-columns-repeated="3"/>
          <table:table-cell table:formula="of:=SUM([.G1:.G104])" office:value-type="float" office:value="3647.83" calcext:value-type="float">
            <text:p>3647.83</text:p>
          </table:table-cell>
          <table:table-cell table:formula="of:=SUM([.H1:.H104])" office:value-type="float" office:value="1445.44" calcext:value-type="float">
            <text:p>1445.44</text:p>
          </table:table-cell>
          <table:table-cell table:formula="of:=SUM([.I1:.I104])" office:value-type="float" office:value="1401.97" calcext:value-type="float">
            <text:p>1401.97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25-01-09" calcext:value-type="date">
            <text:p>2025-01-09</text:p>
          </table:table-cell>
          <table:table-cell office:value-type="float" office:value="-2797.08" calcext:value-type="float">
            <text:p>-2797.0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5-02-19" calcext:value-type="date">
            <text:p>2025-02-19</text:p>
          </table:table-cell>
          <table:table-cell office:value-type="float" office:value="-26" calcext:value-type="float">
            <text:p>-2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 Uplift 2025</text:p>
          </table:table-cell>
          <table:table-cell office:value-type="date" office:date-value="2025-05-27" calcext:value-type="date">
            <text:p>2025-05-27</text:p>
          </table:table-cell>
          <table:table-cell office:value-type="float" office:value="-1454" calcext:value-type="float">
            <text:p>-1454</text:p>
          </table:table-cell>
          <table:table-cell/>
          <table:table-cell office:value-type="string" calcext:value-type="string">
            <text:p>se uplift</text:p>
          </table:table-cell>
          <table:table-cell office:value-type="string" calcext:value-type="string">
            <text:p>still held by ptp 2025-12-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pap 2025</text:p>
          </table:table-cell>
          <table:table-cell table:style-name="Default"/>
          <table:table-cell table:number-columns-repeated="2"/>
          <table:table-cell office:value-type="string" calcext:value-type="string">
            <text:p>(total of $5000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- paid to Street Roots</text:p>
          </table:table-cell>
          <table:table-cell table:style-name="Default" office:value-type="string" calcext:value-type="string">
            <text:p>2025-08</text:p>
          </table:table-cell>
          <table:table-cell office:value-type="float" office:value="-1350" calcext:value-type="float">
            <text:p>-1350</text:p>
          </table:table-cell>
          <table:table-cell/>
          <table:table-cell office:value-type="string" calcext:value-type="string">
            <text:p>racc pap</text:p>
          </table:table-cell>
          <table:table-cell office:value-type="string" calcext:value-type="string">
            <text:p>paid directly from ptp to sr 2025-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- paid to Futel</text:p>
          </table:table-cell>
          <table:table-cell office:value-type="date" office:date-value="2025-04-24" calcext:value-type="date">
            <text:p>2025-04-24</text:p>
          </table:table-cell>
          <table:table-cell office:value-type="float" office:value="-3650" calcext:value-type="float">
            <text:p>-3650</text:p>
          </table:table-cell>
          <table:table-cell/>
          <table:table-cell office:value-type="string" calcext:value-type="string">
            <text:p>racc pap</text:p>
          </table:table-cell>
          <table:table-cell office:value-type="string" calcext:value-type="string">
            <text:p>still held by ptp 2025-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ap 2024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-1705" calcext:value-type="float">
            <text:p>-1705</text:p>
          </table:table-cell>
          <table:table-cell/>
          <table:table-cell office:value-type="string" calcext:value-type="string">
            <text:p>epa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ccc 2025</text:p>
          </table:table-cell>
          <table:table-cell office:value-type="date" office:date-value="2025-08-02" calcext:value-type="date">
            <text:p>2025-08-02</text:p>
          </table:table-cell>
          <table:table-cell office:value-type="float" office:value="-1600" calcext:value-type="float">
            <text:p>-1600</text:p>
          </table:table-cell>
          <table:table-cell/>
          <table:table-cell office:value-type="string" calcext:value-type="string">
            <text:p>mccc</text:p>
          </table:table-cell>
          <table:table-cell office:value-type="string" calcext:value-type="string">
            <text:p>still held by ptp 2025-08-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grant</text:p>
          </table:table-cell>
          <table:table-cell office:value-type="date" office:date-value="2025-05-07" calcext:value-type="date">
            <text:p>2025-05-0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string" calcext:value-type="string">
            <text:p>still held by ptp 2025-05-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raphael pay phone rental</text:p>
          </table:table-cell>
          <table:table-cell office:value-type="date" office:date-value="2025-09-11" calcext:value-type="date">
            <text:p>2025-09-11</text:p>
          </table:table-cell>
          <table:table-cell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110:.C120])" office:value-type="float" office:value="-13682.08" calcext:value-type="float">
            <text:p>-13682.08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 table:formula="of:=SUM([.C106];[.C121])" office:value-type="float" office:value="-5561.58" calcext:value-type="float">
            <text:p>-5561.58</text:p>
          </table:table-cell>
          <table:table-cell table:number-columns-repeated="6"/>
        </table:table-row>
      </table:table>
      <table:table table:name="expenses-2026" table:style-name="ta1">
        <table:table-column table:style-name="co20" table:default-cell-style-name="Default"/>
        <table:table-column table:style-name="co1" table:default-cell-style-name="ce28"/>
        <table:table-column table:style-name="co1" table:number-columns-repeated="2" table:default-cell-style-name="Default"/>
        <table:table-column table:style-name="co21" table:default-cell-style-name="Default"/>
        <table:table-row table:style-name="ro2">
          <table:table-cell/>
          <table:table-cell table:style-name="Default"/>
          <table:table-cell table:number-columns-repeated="2"/>
          <table:table-cell office:value-type="string" calcext:value-type="string">
            <text:p>funding source</text:p>
          </table:table-cell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3"/>
        </table:table-row>
        <table:table-row table:style-name="ro2" table:number-rows-repeated="3"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6-01-01" calcext:value-type="date">
            <text:p>2026-01-01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6-02-01" calcext:value-type="date">
            <text:p>2026-02-01</text:p>
          </table:table-cell>
          <table:table-cell office:value-type="float" office:value="0.88" calcext:value-type="float">
            <text:p>0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6-03-01" calcext:value-type="date">
            <text:p>2026-03-01</text:p>
          </table:table-cell>
          <table:table-cell office:value-type="float" office:value="0.89" calcext:value-type="float">
            <text:p>0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6-04-01" calcext:value-type="date">
            <text:p>2026-04-01</text:p>
          </table:table-cell>
          <table:table-cell office:value-type="float" office:value="0.98" calcext:value-type="float">
            <text:p>0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6-05-01" calcext:value-type="date">
            <text:p>2026-05-01</text:p>
          </table:table-cell>
          <table:table-cell office:value-type="float" office:value="0.96" calcext:value-type="float">
            <text:p>0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6-01-01" calcext:value-type="date">
            <text:p>2026-01-01</text:p>
          </table:table-cell>
          <table:table-cell office:value-type="float" office:value="7.23" calcext:value-type="float">
            <text:p>7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6-02-01" calcext:value-type="date">
            <text:p>2026-02-01</text:p>
          </table:table-cell>
          <table:table-cell office:value-type="float" office:value="7.23" calcext:value-type="float">
            <text:p>7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6-03-01" calcext:value-type="date">
            <text:p>2026-03-01</text:p>
          </table:table-cell>
          <table:table-cell office:value-type="float" office:value="7.23" calcext:value-type="float">
            <text:p>7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6-04-01" calcext:value-type="date">
            <text:p>2026-04-01</text:p>
          </table:table-cell>
          <table:table-cell office:value-type="float" office:value="7.23" calcext:value-type="float">
            <text:p>7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6-05-01" calcext:value-type="date">
            <text:p>2026-05-01</text:p>
          </table:table-cell>
          <table:table-cell office:value-type="float" office:value="7.23" calcext:value-type="float">
            <text:p>7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jan</text:p>
          </table:table-cell>
          <table:table-cell table:style-name="Default" office:value-type="string" calcext:value-type="string">
            <text:p>2026-01</text:p>
          </table:table-cell>
          <table:table-cell office:value-type="float" office:value="150.06" calcext:value-type="float">
            <text:p>15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feb</text:p>
          </table:table-cell>
          <table:table-cell table:style-name="Default" office:value-type="string" calcext:value-type="string">
            <text:p>2026-02</text:p>
          </table:table-cell>
          <table:table-cell office:value-type="float" office:value="150.04" calcext:value-type="float">
            <text:p>15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mar</text:p>
          </table:table-cell>
          <table:table-cell table:style-name="Default" office:value-type="string" calcext:value-type="string">
            <text:p>2026-03</text:p>
          </table:table-cell>
          <table:table-cell office:value-type="float" office:value="200.65" calcext:value-type="float">
            <text:p>200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apr</text:p>
          </table:table-cell>
          <table:table-cell table:style-name="Default" office:value-type="string" calcext:value-type="string">
            <text:p>2026-04</text:p>
          </table:table-cell>
          <table:table-cell office:value-type="float" office:value="150.02" calcext:value-type="float">
            <text:p>150.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llo</text:p>
          </table:table-cell>
          <table:table-cell office:value-type="date" office:date-value="2026-04-16" calcext:value-type="date">
            <text:p>2026-04-16</text:p>
          </table:table-cell>
          <table:table-cell office:value-type="float" office:value="5.14" calcext:value-type="float">
            <text:p>5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llo</text:p>
          </table:table-cell>
          <table:table-cell office:value-type="date" office:date-value="2026-04-19" calcext:value-type="date">
            <text:p>2026-04-19</text:p>
          </table:table-cell>
          <table:table-cell office:value-type="float" office:value="6.15" calcext:value-type="float">
            <text:p>6.15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fred meyer sim</text:p>
          </table:table-cell>
          <table:table-cell office:value-type="date" office:date-value="2026-02-14" calcext:value-type="date">
            <text:p>2026-02-14</text:p>
          </table:table-cell>
          <table:table-cell office:value-type="float" office:value="19.99" calcext:value-type="float">
            <text:p>19.99</text:p>
          </table:table-cell>
          <table:table-cell/>
          <table:table-cell office:value-type="string" calcext:value-type="string">
            <text:p>racc</text:p>
          </table:table-cell>
        </table:table-row>
        <table:table-row table:style-name="ro2">
          <table:table-cell office:value-type="string" calcext:value-type="string">
            <text:p>cellular router</text:p>
          </table:table-cell>
          <table:table-cell office:value-type="date" office:date-value="2026-02-24" calcext:value-type="date">
            <text:p>2026-02-24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string" calcext:value-type="string">
            <text:p>racc</text:p>
          </table:table-cell>
        </table:table-row>
        <table:table-row table:style-name="ro2">
          <table:table-cell office:value-type="string" calcext:value-type="string">
            <text:p>pacific cost sign – vinyl</text:p>
          </table:table-cell>
          <table:table-cell office:value-type="date" office:date-value="2026-02-26" calcext:value-type="date">
            <text:p>2026-02-26</text:p>
          </table:table-cell>
          <table:table-cell office:value-type="float" office:value="22.6" calcext:value-type="float">
            <text:p>22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– installation</text:p>
          </table:table-cell>
          <table:table-cell office:value-type="date" office:date-value="2026-01-14" calcext:value-type="date">
            <text:p>2026-01-14</text:p>
          </table:table-cell>
          <table:table-cell office:value-type="float" office:value="9.49" calcext:value-type="float">
            <text:p>9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ng – sim</text:p>
          </table:table-cell>
          <table:table-cell office:value-type="date" office:date-value="2026-03-05" calcext:value-type="date">
            <text:p>2026-03-05</text:p>
          </table:table-cell>
          <table:table-cell office:value-type="float" office:value="15.99" calcext:value-type="float">
            <text:p>15.99</text:p>
          </table:table-cell>
          <table:table-cell/>
          <table:table-cell office:value-type="string" calcext:value-type="string">
            <text:p>racc</text:p>
          </table:table-cell>
        </table:table-row>
        <table:table-row table:style-name="ro2">
          <table:table-cell office:value-type="string" calcext:value-type="string">
            <text:p>Tello – sim</text:p>
          </table:table-cell>
          <table:table-cell office:value-type="date" office:date-value="2026-03-11" calcext:value-type="date">
            <text:p>2026-03-11</text:p>
          </table:table-cell>
          <table:table-cell office:value-type="float" office:value="8.14" calcext:value-type="float">
            <text:p>8.14</text:p>
          </table:table-cell>
          <table:table-cell/>
          <table:table-cell office:value-type="string" calcext:value-type="string">
            <text:p>racc</text:p>
          </table:table-cell>
        </table:table-row>
        <table:table-row table:style-name="ro2">
          <table:table-cell office:value-type="string" calcext:value-type="string">
            <text:p>Oreilly – battery</text:p>
          </table:table-cell>
          <table:table-cell office:value-type="date" office:date-value="2026-03-16" calcext:value-type="date">
            <text:p>2026-03-16</text:p>
          </table:table-cell>
          <table:table-cell office:value-type="float" office:value="7.99" calcext:value-type="float">
            <text:p>7.99</text:p>
          </table:table-cell>
          <table:table-cell/>
          <table:table-cell office:value-type="string" calcext:value-type="string">
            <text:p>racc</text:p>
          </table:table-cell>
        </table:table-row>
        <table:table-row table:style-name="ro2">
          <table:table-cell office:value-type="string" calcext:value-type="string">
            <text:p>sim</text:p>
          </table:table-cell>
          <table:table-cell office:value-type="date" office:date-value="2026-03-16" calcext:value-type="date">
            <text:p>2026-03-16</text:p>
          </table:table-cell>
          <table:table-cell office:value-type="float" office:value="9.88" calcext:value-type="float">
            <text:p>9.88</text:p>
          </table:table-cell>
          <table:table-cell/>
          <table:table-cell office:value-type="string" calcext:value-type="string">
            <text:p>racc</text:p>
          </table:table-cell>
        </table:table-row>
        <table:table-row table:style-name="ro2">
          <table:table-cell office:value-type="string" calcext:value-type="string">
            <text:p>Kore – sim</text:p>
          </table:table-cell>
          <table:table-cell office:value-type="date" office:date-value="2026-03-12" calcext:value-type="date">
            <text:p>2026-03-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e value electrical hardware</text:p>
          </table:table-cell>
          <table:table-cell office:value-type="date" office:date-value="2026-03-30" calcext:value-type="date">
            <text:p>2026-03-3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– installation</text:p>
          </table:table-cell>
          <table:table-cell office:value-type="date" office:date-value="2026-03-31" calcext:value-type="date">
            <text:p>2026-03-31</text:p>
          </table:table-cell>
          <table:table-cell office:value-type="float" office:value="31.01" calcext:value-type="float">
            <text:p>31.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.com – phone hardware</text:p>
          </table:table-cell>
          <table:table-cell office:value-type="date" office:date-value="2026-04-19" calcext:value-type="date">
            <text:p>2026-04-19</text:p>
          </table:table-cell>
          <table:table-cell office:value-type="float" office:value="689.17" calcext:value-type="float">
            <text:p>689.17</text:p>
          </table:table-cell>
          <table:table-cell table:number-columns-repeated="2"/>
        </table:table-row>
        <table:table-row table:style-name="ro2" table:number-rows-repeated="3"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se uplift 2026</text:p>
          </table:table-cell>
          <table:table-cell office:value-type="date" office:date-value="2026-02-17" calcext:value-type="date">
            <text:p>2026-02-17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string" calcext:value-type="string">
            <text:p>se uplift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outreach</text:p>
          </table:table-cell>
          <table:table-cell table:style-name="Default"/>
          <table:table-cell table:number-columns-repeated="3"/>
        </table:table-row>
        <table:table-row table:style-name="ro2" table:number-rows-repeated="5"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50])" office:value-type="float" office:value="1871.23" calcext:value-type="float">
            <text:p>1871.23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6-01-16" calcext:value-type="date">
            <text:p>2026-01-16</text:p>
          </table:table-cell>
          <table:table-cell office:value-type="float" office:value="-16.9" calcext:value-type="float">
            <text:p>-16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 uplift 2026</text:p>
          </table:table-cell>
          <table:table-cell office:value-type="date" office:date-value="2026-02-17" calcext:value-type="date">
            <text:p>2026-02-17</text:p>
          </table:table-cell>
          <table:table-cell office:value-type="float" office:value="-924" calcext:value-type="float">
            <text:p>-924</text:p>
          </table:table-cell>
          <table:table-cell/>
          <table:table-cell office:value-type="string" calcext:value-type="string">
            <text:p>still held by ptp 2026-02-17</text:p>
          </table:table-cell>
        </table:table-row>
        <table:table-row table:style-name="ro2">
          <table:table-cell office:value-type="string" calcext:value-type="string">
            <text:p>racc pap 2026</text:p>
          </table:table-cell>
          <table:table-cell office:value-type="date" office:date-value="2026-03-04" calcext:value-type="date">
            <text:p>2026-03-04</text:p>
          </table:table-cell>
          <table:table-cell office:value-type="float" office:value="-3000" calcext:value-type="float">
            <text:p>-3000</text:p>
          </table:table-cell>
          <table:table-cell/>
          <table:table-cell office:value-type="string" calcext:value-type="string">
            <text:p>still held by ptp 2026-03-04</text:p>
          </table:table-cell>
        </table:table-row>
        <table:table-row table:style-name="ro2">
          <table:table-cell office:value-type="string" calcext:value-type="string">
            <text:p>mccc 2026</text:p>
          </table:table-cell>
          <table:table-cell office:value-type="string" calcext:value-type="string">
            <text:p>2026-05</text:p>
          </table:table-cell>
          <table:table-cell office:value-type="float" office:value="-2100" calcext:value-type="float">
            <text:p>-2100</text:p>
          </table:table-cell>
          <table:table-cell/>
          <table:table-cell office:value-type="string" calcext:value-type="string">
            <text:p>not yet received by ptp? 2026-05-10</text:p>
          </table:table-cell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54:.C56])" office:value-type="float" office:value="-3940.9" calcext:value-type="float">
            <text:p>-3940.9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 table:formula="of:=SUM([.C51];[.C59])" office:value-type="float" office:value="-2069.67" calcext:value-type="float">
            <text:p>-2069.6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11">00/00/0000</text:date>, <text:time style:data-style-name="N2" text:time-value="10:53:02.0258270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5-11T12:45:27.143241752</dc:date>
    <meta:editing-duration>P10DT21H49M16S</meta:editing-duration>
    <meta:editing-cycles>847</meta:editing-cycles>
    <meta:generator>LibreOffice/26.2.2.2$Linux_X86_64 LibreOffice_project/620$Build-2</meta:generator>
    <meta:document-statistic meta:table-count="12" meta:cell-count="2968" meta:object-count="0"/>
  </office:meta>
</office:document-meta>
</file>